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 svg:font-family="Calibri, Arial, Helvetica, sans-serif"/>
    <style:font-face style:name="FreeSans1" svg:font-family="FreeSans" style:font-family-generic="swiss"/>
    <style:font-face style:name="Courier New1" svg:font-family="'Courier New'" style:font-family-generic="modern" style:font-pitch="fixed"/>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TML_20_Preformatted">
      <style:paragraph-properties fo:line-height="115%" fo:background-color="#ffffff">
        <style:background-image/>
      </style:paragraph-properties>
      <style:text-properties officeooo:paragraph-rsid="00136765"/>
    </style:style>
    <style:style style:name="P2" style:family="paragraph" style:parent-style-name="HTML_20_Preformatted">
      <style:paragraph-properties fo:line-height="115%" fo:background-color="#ffffff">
        <style:background-image/>
      </style:paragraph-properties>
      <style:text-properties fo:color="#000000" style:font-name="Consolas" fo:font-size="11pt" officeooo:paragraph-rsid="00136765" style:font-size-asian="11pt" style:font-name-complex="Consolas1" style:font-size-complex="11pt"/>
    </style:style>
    <style:style style:name="P3" style:family="paragraph" style:parent-style-name="Standard">
      <style:text-properties officeooo:paragraph-rsid="00136765"/>
    </style:style>
    <style:style style:name="P4" style:family="paragraph" style:parent-style-name="Standard">
      <style:text-properties officeooo:rsid="00136765" officeooo:paragraph-rsid="00136765"/>
    </style:style>
    <style:style style:name="P5" style:family="paragraph" style:parent-style-name="Standard">
      <style:text-properties fo:font-weight="bold" officeooo:paragraph-rsid="00136765" style:font-weight-asian="bold" style:font-weight-complex="bold"/>
    </style:style>
    <style:style style:name="P6" style:family="paragraph" style:parent-style-name="Standard">
      <style:text-properties fo:font-size="16pt" fo:font-weight="bold" officeooo:rsid="00136765" officeooo:paragraph-rsid="00136765" style:font-size-asian="14pt" style:font-weight-asian="bold" style:font-size-complex="16pt" style:font-weight-complex="bold"/>
    </style:style>
    <style:style style:name="P7" style:family="paragraph" style:parent-style-name="Standard">
      <style:text-properties fo:font-size="16pt" fo:font-weight="bold" officeooo:rsid="00136765" officeooo:paragraph-rsid="00136765" style:font-size-asian="16pt" style:font-weight-asian="bold" style:font-size-complex="16pt" style:font-weight-complex="bold"/>
    </style:style>
    <style:style style:name="P8" style:family="paragraph" style:parent-style-name="Standard">
      <style:text-properties fo:font-size="16pt" officeooo:rsid="00136765" officeooo:paragraph-rsid="00136765" style:font-size-asian="16pt" style:font-size-complex="16pt"/>
    </style:style>
    <style:style style:name="P9" style:family="paragraph" style:parent-style-name="Standard">
      <style:text-properties fo:font-size="16pt" officeooo:paragraph-rsid="00136765" style:font-size-asian="16pt" style:font-size-complex="16pt"/>
    </style:style>
    <style:style style:name="P10" style:family="paragraph" style:parent-style-name="Standard">
      <style:text-properties officeooo:paragraph-rsid="00136765" style:font-weight-complex="bold"/>
    </style:style>
    <style:style style:name="P11" style:family="paragraph" style:parent-style-name="Standard">
      <style:text-properties fo:font-size="12pt" fo:font-weight="normal" officeooo:rsid="00136765" officeooo:paragraph-rsid="00136765" style:font-size-asian="10.5pt" style:font-weight-asian="normal" style:font-size-complex="12pt" style:font-weight-complex="normal"/>
    </style:style>
    <style:style style:name="P12" style:family="paragraph" style:parent-style-name="Standard">
      <style:text-properties fo:font-size="12pt" fo:font-weight="normal" officeooo:paragraph-rsid="00136765" style:font-size-asian="12pt" style:font-weight-asian="normal" style:font-size-complex="12pt" style:font-weight-complex="normal"/>
    </style:style>
    <style:style style:name="P13" style:family="paragraph" style:parent-style-name="Standard">
      <style:text-properties fo:font-size="12pt" officeooo:paragraph-rsid="00136765" style:font-size-asian="12pt" style:font-size-complex="12pt"/>
    </style:style>
    <style:style style:name="P14" style:family="paragraph" style:parent-style-name="Standard" style:list-style-name="WWNum1"/>
    <style:style style:name="P15" style:family="paragraph" style:parent-style-name="Standard">
      <style:text-properties fo:font-size="14pt" style:font-size-asian="14pt" style:font-size-complex="14pt"/>
    </style:style>
    <style:style style:name="P16" style:family="paragraph" style:parent-style-name="Standard">
      <style:text-properties fo:font-size="14pt" officeooo:rsid="00136765" officeooo:paragraph-rsid="00136765" style:font-size-asian="14pt" style:font-size-complex="14pt"/>
    </style:style>
    <style:style style:name="P17" style:family="paragraph" style:parent-style-name="Standard">
      <style:text-properties fo:font-size="14pt" fo:font-weight="bold" officeooo:rsid="00136765" officeooo:paragraph-rsid="00136765" style:font-size-asian="14pt" style:font-weight-asian="bold" style:font-size-complex="14pt" style:font-weight-complex="bold"/>
    </style:style>
    <style:style style:name="P18" style:family="paragraph" style:parent-style-name="Standard">
      <style:text-properties fo:font-size="14pt" fo:font-weight="normal" officeooo:rsid="00136765" officeooo:paragraph-rsid="00136765"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officeooo:rsid="00180a69" officeooo:paragraph-rsid="00136765"/>
    </style:style>
    <style:style style:name="P20" style:family="paragraph" style:parent-style-name="Standard">
      <style:paragraph-properties fo:margin-left="0cm" fo:margin-right="0cm" fo:margin-top="0cm" fo:margin-bottom="0cm" style:contextual-spacing="false" fo:text-indent="0cm" style:auto-text-indent="false"/>
      <style:text-properties fo:padding="0cm" fo:border="none"/>
    </style:style>
    <style:style style:name="P21" style:family="paragraph" style:parent-style-name="Standard">
      <style:paragraph-properties fo:margin-left="0cm" fo:margin-right="0cm" fo:margin-top="0cm" fo:margin-bottom="0cm" style:contextual-spacing="false" fo:text-indent="0cm" style:auto-text-indent="false"/>
      <style:text-properties fo:font-style="italic" style:font-style-asian="italic" style:font-style-complex="italic" fo:padding="0cm" fo:border="none"/>
    </style:style>
    <style:style style:name="P22" style:family="paragraph" style:parent-style-name="List_20_Paragraph">
      <style:text-properties fo:font-size="16pt" fo:font-weight="bold" officeooo:rsid="00136765" officeooo:paragraph-rsid="00136765" style:font-size-asian="14pt" style:font-weight-asian="bold" style:font-size-complex="16pt" style:font-weight-complex="bold"/>
    </style:style>
    <style:style style:name="P23" style:family="paragraph" style:parent-style-name="List_20_Paragraph" style:list-style-name="WWNum1">
      <style:text-properties fo:font-size="16pt" fo:font-weight="bold" officeooo:rsid="00136765" officeooo:paragraph-rsid="00136765" style:font-size-asian="14pt" style:font-weight-asian="bold" style:font-size-complex="16pt" style:font-weight-complex="bold"/>
    </style:style>
    <style:style style:name="P24" style:family="paragraph" style:parent-style-name="List_20_Paragraph" style:list-style-name="WWNum1">
      <style:text-properties officeooo:paragraph-rsid="00136765"/>
    </style:style>
    <style:style style:name="P25" style:family="paragraph" style:parent-style-name="List_20_Paragraph">
      <style:text-properties fo:font-weight="bold" officeooo:paragraph-rsid="00136765" style:font-weight-asian="bold" style:font-weight-complex="bold"/>
    </style:style>
    <style:style style:name="P26" style:family="paragraph" style:parent-style-name="List_20_Paragraph">
      <style:text-properties officeooo:paragraph-rsid="00136765"/>
    </style:style>
    <style:style style:name="P27" style:family="paragraph" style:parent-style-name="List_20_Paragraph" style:list-style-name="WWNum1">
      <style:text-properties fo:font-size="12pt" fo:font-weight="normal" officeooo:paragraph-rsid="00136765" style:font-size-asian="12pt" style:font-weight-asian="normal" style:font-size-complex="12pt" style:font-weight-complex="normal"/>
    </style:style>
    <style:style style:name="P28" style:family="paragraph" style:parent-style-name="List_20_Paragraph">
      <style:text-properties fo:font-weight="normal" officeooo:rsid="000a9f0a" officeooo:paragraph-rsid="00136765" style:font-weight-asian="normal" style:font-weight-complex="normal"/>
    </style:style>
    <style:style style:name="P29" style:family="paragraph" style:parent-style-name="List_20_Paragraph">
      <style:text-properties fo:font-weight="normal" officeooo:rsid="0010845d" officeooo:paragraph-rsid="00136765" style:font-weight-asian="normal" style:font-weight-complex="normal"/>
    </style:style>
    <style:style style:name="P30" style:family="paragraph" style:parent-style-name="List_20_Paragraph">
      <style:paragraph-properties fo:margin-left="0cm" fo:margin-right="0cm" fo:text-indent="0cm" style:auto-text-indent="false"/>
      <style:text-properties fo:font-size="16pt" fo:font-weight="bold" officeooo:rsid="00136765" officeooo:paragraph-rsid="00136765" style:font-size-asian="14pt" style:font-weight-asian="bold" style:font-size-complex="16pt" style:font-weight-complex="bold"/>
    </style:style>
    <style:style style:name="P31" style:family="paragraph" style:parent-style-name="List_20_Paragraph">
      <style:paragraph-properties fo:margin-left="0cm" fo:margin-right="0cm" fo:text-indent="0cm" style:auto-text-indent="false"/>
      <style:text-properties fo:font-size="16pt" fo:font-weight="bold" officeooo:rsid="00136765" officeooo:paragraph-rsid="00136765" style:font-size-asian="16pt" style:font-weight-asian="bold" style:font-size-complex="16pt" style:font-weight-complex="bold"/>
    </style:style>
    <style:style style:name="P32" style:family="paragraph" style:parent-style-name="List_20_Paragraph">
      <style:paragraph-properties fo:margin-left="0cm" fo:margin-right="0cm" fo:text-indent="0cm" style:auto-text-indent="false"/>
      <style:text-properties fo:font-size="12pt" fo:font-weight="bold" officeooo:rsid="00136765" officeooo:paragraph-rsid="00136765" style:font-size-asian="10.5pt" style:font-weight-asian="bold" style:font-size-complex="12pt" style:font-weight-complex="bold"/>
    </style:style>
    <style:style style:name="P33" style:family="paragraph" style:parent-style-name="List_20_Paragraph">
      <style:paragraph-properties fo:margin-left="0cm" fo:margin-right="0cm" fo:text-indent="0cm" style:auto-text-indent="false"/>
      <style:text-properties officeooo:paragraph-rsid="00136765"/>
    </style:style>
    <style:style style:name="P34" style:family="paragraph" style:parent-style-name="List_20_Paragraph">
      <style:paragraph-properties fo:margin-left="0cm" fo:margin-right="0cm" fo:text-align="start" style:justify-single-word="false" fo:text-indent="0cm" style:auto-text-indent="false"/>
      <style:text-properties fo:font-weight="normal" officeooo:rsid="000a9f0a" officeooo:paragraph-rsid="00136765" style:font-weight-asian="normal" style:font-weight-complex="normal"/>
    </style:style>
    <style:style style:name="P35" style:family="paragraph" style:parent-style-name="List_20_Paragraph">
      <style:paragraph-properties fo:margin-left="0cm" fo:margin-right="0cm" fo:text-indent="0cm" style:auto-text-indent="false"/>
      <style:text-properties fo:font-weight="normal" officeooo:rsid="0010845d" officeooo:paragraph-rsid="00136765" style:font-weight-asian="normal" style:font-weight-complex="normal"/>
    </style:style>
    <style:style style:name="P36" style:family="paragraph" style:parent-style-name="List_20_Paragraph">
      <style:paragraph-properties fo:margin-left="0cm" fo:margin-right="0cm" fo:text-indent="0cm" style:auto-text-indent="false"/>
      <style:text-properties fo:font-weight="normal" officeooo:rsid="0027a266" officeooo:paragraph-rsid="00136765" style:font-weight-asian="normal" style:font-weight-complex="normal"/>
    </style:style>
    <style:style style:name="P37" style:family="paragraph" style:parent-style-name="List_20_Paragraph">
      <style:paragraph-properties fo:margin-left="0cm" fo:margin-right="0cm" fo:text-indent="0cm" style:auto-text-indent="false"/>
      <style:text-properties fo:font-weight="normal" officeooo:rsid="001b9421" officeooo:paragraph-rsid="00136765" style:font-weight-asian="normal" style:font-weight-complex="normal"/>
    </style:style>
    <style:style style:name="P38" style:family="paragraph" style:parent-style-name="List_20_Paragraph">
      <style:paragraph-properties fo:margin-left="0cm" fo:margin-right="0cm" fo:text-indent="0cm" style:auto-text-indent="false"/>
      <style:text-properties fo:font-weight="normal" officeooo:rsid="0022e95e" officeooo:paragraph-rsid="00136765" style:font-weight-asian="normal" style:font-weight-complex="normal"/>
    </style:style>
    <style:style style:name="P39" style:family="paragraph" style:parent-style-name="List_20_Paragraph">
      <style:paragraph-properties fo:margin-left="0cm" fo:margin-right="0cm" fo:text-indent="0cm" style:auto-text-indent="false"/>
      <style:text-properties fo:font-weight="normal" officeooo:rsid="00249edb" officeooo:paragraph-rsid="00136765" style:font-weight-asian="normal" style:font-weight-complex="normal"/>
    </style:style>
    <style:style style:name="P40" style:family="paragraph" style:parent-style-name="List_20_Paragraph">
      <style:paragraph-properties fo:margin-left="0cm" fo:margin-right="0cm" fo:text-indent="0cm" style:auto-text-indent="false"/>
      <style:text-properties fo:font-weight="normal" officeooo:rsid="0024f83d" officeooo:paragraph-rsid="00136765" style:font-weight-asian="normal" style:font-weight-complex="normal"/>
    </style:style>
    <style:style style:name="P41" style:family="paragraph" style:parent-style-name="List_20_Paragraph">
      <style:paragraph-properties fo:margin-left="0cm" fo:margin-right="0cm" fo:text-indent="0cm" style:auto-text-indent="false"/>
      <style:text-properties fo:font-weight="normal" officeooo:rsid="00277ef3" officeooo:paragraph-rsid="00136765" style:font-weight-asian="normal" style:font-weight-complex="normal"/>
    </style:style>
    <style:style style:name="P42" style:family="paragraph" style:parent-style-name="List_20_Paragraph">
      <style:paragraph-properties fo:margin-left="0cm" fo:margin-right="0cm" fo:text-indent="0cm" style:auto-text-indent="false"/>
      <style:text-properties fo:font-weight="normal" officeooo:rsid="001b9421" officeooo:paragraph-rsid="00136765"/>
    </style:style>
    <style:style style:name="P43" style:family="paragraph" style:parent-style-name="List_20_Paragraph">
      <style:paragraph-properties fo:margin-left="0cm" fo:margin-right="0cm" fo:text-indent="0cm" style:auto-text-indent="false"/>
      <style:text-properties fo:font-weight="normal" officeooo:rsid="00225fd9" officeooo:paragraph-rsid="00136765"/>
    </style:style>
    <style:style style:name="P44" style:family="paragraph" style:parent-style-name="List_20_Paragraph">
      <style:paragraph-properties fo:margin-left="0cm" fo:margin-right="0cm" fo:text-indent="0cm" style:auto-text-indent="false"/>
      <style:text-properties fo:font-weight="bold" officeooo:rsid="001b9421" officeooo:paragraph-rsid="00136765" style:font-weight-asian="bold" style:font-weight-complex="bold"/>
    </style:style>
    <style:style style:name="P45" style:family="paragraph" style:parent-style-name="List_20_Paragraph">
      <style:paragraph-properties fo:margin-left="0cm" fo:margin-right="0cm" fo:text-indent="0cm" style:auto-text-indent="false"/>
      <style:text-properties fo:font-weight="bold" officeooo:rsid="0020755d" officeooo:paragraph-rsid="00136765" style:font-weight-asian="bold" style:font-weight-complex="bold"/>
    </style:style>
    <style:style style:name="P46" style:family="paragraph" style:parent-style-name="List_20_Paragraph">
      <style:paragraph-properties fo:margin-left="0cm" fo:margin-right="0cm" fo:text-indent="0cm" style:auto-text-indent="false"/>
      <style:text-properties fo:font-weight="bold" officeooo:rsid="00225fd9" officeooo:paragraph-rsid="00136765" style:font-weight-asian="bold" style:font-weight-complex="bold"/>
    </style:style>
    <style:style style:name="P47" style:family="paragraph" style:parent-style-name="List_20_Paragraph">
      <style:paragraph-properties fo:margin-left="0cm" fo:margin-right="0cm" fo:text-indent="0cm" style:auto-text-indent="false"/>
      <style:text-properties fo:font-weight="bold" officeooo:rsid="00249edb" officeooo:paragraph-rsid="00136765" style:font-weight-asian="bold" style:font-weight-complex="bold"/>
    </style:style>
    <style:style style:name="P48" style:family="paragraph" style:parent-style-name="List_20_Paragraph">
      <style:paragraph-properties fo:margin-left="0cm" fo:margin-right="0cm" fo:text-indent="0cm" style:auto-text-indent="false"/>
      <style:text-properties fo:font-weight="bold" officeooo:rsid="00277ef3" officeooo:paragraph-rsid="00136765" style:font-weight-asian="bold" style:font-weight-complex="bold"/>
    </style:style>
    <style:style style:name="P49" style:family="paragraph" style:parent-style-name="List_20_Paragraph">
      <style:paragraph-properties fo:margin-left="0cm" fo:margin-right="0cm" fo:text-indent="0cm" style:auto-text-indent="false"/>
      <style:text-properties fo:font-weight="bold" officeooo:rsid="0027a266" officeooo:paragraph-rsid="00136765" style:font-weight-asian="bold" style:font-weight-complex="bold"/>
    </style:style>
    <style:style style:name="T1" style:family="text">
      <style:text-properties fo:font-weight="bold" style:font-weight-asian="bold"/>
    </style:style>
    <style:style style:name="T2" style:family="text">
      <style:text-properties fo:font-weight="bold" officeooo:rsid="00136765" style:font-weight-asian="bold"/>
    </style:style>
    <style:style style:name="T3" style:family="text">
      <style:text-properties officeooo:rsid="00136765"/>
    </style:style>
    <style:style style:name="T4" style:family="text">
      <style:text-properties style:font-name="Calibri Light" fo:font-size="16pt" style:font-size-asian="16pt" style:font-size-complex="16pt"/>
    </style:style>
    <style:style style:name="T5" style:family="text">
      <style:text-properties fo:color="#0000ff" style:font-name="Consolas" fo:font-size="11pt" fo:font-weight="bold" style:font-size-asian="11pt" style:font-weight-asian="bold" style:font-name-complex="Consolas1" style:font-size-complex="11pt" style:font-weight-complex="bold"/>
    </style:style>
    <style:style style:name="T6" style:family="text">
      <style:text-properties fo:color="#000000" style:font-name="Consolas" fo:font-size="11pt" style:font-size-asian="11pt" style:font-name-complex="Consolas1" style:font-size-complex="11pt"/>
    </style:style>
    <style:style style:name="T7" style:family="text">
      <style:text-properties fo:color="#000000" style:font-name="Consolas" fo:font-size="11pt" fo:font-style="italic" style:font-size-asian="11pt" style:font-style-asian="italic" style:font-name-complex="Consolas1" style:font-size-complex="11pt" style:font-style-complex="italic"/>
    </style:style>
    <style:style style:name="T8" style:family="text">
      <style:text-properties fo:color="#c5060b" style:font-name="Consolas" fo:font-size="11pt" fo:font-weight="bold" style:font-size-asian="11pt" style:font-weight-asian="bold" style:font-name-complex="Consolas1" style:font-size-complex="11pt" style:font-weight-complex="bold"/>
    </style:style>
    <style:style style:name="T9" style:family="text">
      <style:text-properties fo:color="#585cf6" style:font-name="Consolas" fo:font-size="11pt" fo:font-weight="bold" style:font-size-asian="11pt" style:font-weight-asian="bold" style:font-name-complex="Consolas1" style:font-size-complex="11pt" style:font-weight-complex="bold"/>
    </style:style>
    <style:style style:name="T10" style:family="text">
      <style:text-properties fo:color="#318495" style:font-name="Consolas" fo:font-size="11pt" style:font-size-asian="11pt" style:font-name-complex="Consolas1" style:font-size-complex="11pt"/>
    </style:style>
    <style:style style:name="T11" style:family="text">
      <style:text-properties fo:color="#036a07" style:font-name="Consolas" fo:font-size="11pt" style:font-size-asian="11pt" style:font-name-complex="Consolas1" style:font-size-complex="11pt"/>
    </style:style>
    <style:style style:name="T12" style:family="text">
      <style:text-properties fo:color="#0000a2" style:font-name="Consolas" fo:font-size="11pt" fo:font-weight="bold" style:font-size-asian="11pt" style:font-weight-asian="bold" style:font-name-complex="Consolas1" style:font-size-complex="11pt" style:font-weight-complex="bold"/>
    </style:style>
    <style:style style:name="T13" style:family="text">
      <style:text-properties fo:color="#0000cd" style:font-name="Consolas" fo:font-size="11pt" style:font-size-asian="11pt" style:font-name-complex="Consolas1" style:font-size-complex="11pt"/>
    </style:style>
    <style:style style:name="T14" style:family="text">
      <style:text-properties fo:font-weight="normal" style:font-weight-asian="normal" style:font-weight-complex="normal"/>
    </style:style>
    <style:style style:name="T15" style:family="text">
      <style:text-properties fo:font-weight="normal" officeooo:rsid="000c46eb" style:font-weight-asian="normal" style:font-weight-complex="normal"/>
    </style:style>
    <style:style style:name="T16" style:family="text">
      <style:text-properties fo:font-weight="normal" officeooo:rsid="001d0ea3" style:font-weight-asian="normal" style:font-weight-complex="normal"/>
    </style:style>
    <style:style style:name="T17" style:family="text">
      <style:text-properties fo:font-weight="normal" officeooo:rsid="001e8d6e" style:font-weight-asian="normal" style:font-weight-complex="normal"/>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fo:font-size="12pt" fo:font-style="normal" fo:font-weight="normal" officeooo:rsid="00136765"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136765" style:font-size-asian="12pt" style:font-style-asian="normal" style:font-weight-asian="normal" style:font-size-complex="12pt" style:font-style-complex="normal" style:font-weight-complex="bold"/>
    </style:style>
    <style:style style:name="T23" style:family="text">
      <style:text-properties fo:font-size="12pt" fo:font-style="normal" fo:font-weight="normal" officeooo:rsid="00136765" style:font-size-asian="10.5pt" style:font-style-asian="normal" style:font-weight-asian="normal" style:font-size-complex="12pt" style:font-style-complex="normal" style:font-weight-complex="normal"/>
    </style:style>
    <style:style style:name="T24" style:family="text">
      <style:text-properties fo:font-style="italic" style:font-style-asian="italic" style:font-style-complex="italic"/>
    </style:style>
    <style:style style:name="T25" style:family="text">
      <style:text-properties fo:font-style="normal" fo:font-weight="normal" officeooo:rsid="00136765" style:font-style-asian="normal" style:font-weight-asian="normal" style:font-style-complex="normal" style:font-weight-complex="normal"/>
    </style:style>
    <style:style style:name="T26" style:family="text">
      <style:text-properties fo:font-size="16pt" fo:font-style="normal" fo:font-weight="bold" officeooo:rsid="00136765" style:font-size-asian="14pt" style:font-style-asian="normal" style:font-weight-asian="bold" style:font-size-complex="16pt" style:font-style-complex="normal" style:font-weight-complex="bold"/>
    </style:style>
    <style:style style:name="T27" style:family="text">
      <style:text-properties fo:font-size="16pt" fo:font-style="normal" fo:font-weight="bold" officeooo:rsid="00136765" style:font-size-asian="16pt" style:font-style-asian="normal" style:font-weight-asian="bold" style:font-size-complex="16pt" style:font-style-complex="normal" style:font-weight-complex="bold"/>
    </style:style>
    <style:style style:name="T28" style:family="text">
      <style:text-properties style:font-weight-complex="bold"/>
    </style:style>
    <style:style style:name="T29" style:family="text">
      <style:text-properties fo:font-size="14pt" style:font-size-asian="14pt" style:font-size-complex="14pt"/>
    </style:style>
    <style:style style:name="T30" style:family="text">
      <style:text-properties fo:font-size="14pt" fo:font-style="normal" fo:font-weight="normal" officeooo:rsid="00136765" style:font-size-asian="14pt" style:font-style-asian="normal" style:font-weight-asian="normal" style:font-size-complex="14pt" style:font-style-complex="normal" style:font-weight-complex="normal"/>
    </style:style>
    <style:style style:name="T31" style:family="text">
      <style:text-properties style:font-weight-asian="normal" style:font-weight-complex="normal"/>
    </style:style>
    <style:style style:name="T32" style:family="text">
      <style:text-properties officeooo:rsid="00146849" style:font-weight-asian="normal" style:font-weight-complex="normal"/>
    </style:style>
    <style:style style:name="T33" style:family="text">
      <style:text-properties officeooo:rsid="0015a204" style:font-weight-asian="normal" style:font-weight-complex="normal"/>
    </style:style>
    <style:style style:name="T34" style:family="text">
      <style:text-properties officeooo:rsid="00172519" style:font-weight-asian="normal" style:font-weight-complex="normal"/>
    </style:style>
    <style:style style:name="T35" style:family="text">
      <style:text-properties officeooo:rsid="00180a69" style:font-weight-asian="normal" style:font-weight-complex="normal"/>
    </style:style>
    <style:style style:name="T36" style:family="text">
      <style:text-properties officeooo:rsid="0010845d" style:font-weight-asian="normal" style:font-weight-complex="normal"/>
    </style:style>
    <style:style style:name="T37" style:family="text">
      <style:text-properties officeooo:rsid="0010d76e" style:font-weight-asian="normal" style:font-weight-complex="normal"/>
    </style:style>
    <style:style style:name="T38" style:family="text">
      <style:text-properties officeooo:rsid="00123114" style:font-weight-asian="normal" style:font-weight-complex="normal"/>
    </style:style>
    <style:style style:name="T39" style:family="text">
      <style:text-properties officeooo:rsid="00130b3b" style:font-weight-asian="normal" style:font-weight-complex="normal"/>
    </style:style>
    <style:style style:name="T40" style:family="text">
      <style:text-properties officeooo:rsid="0019ab71"/>
    </style:style>
    <style:style style:name="T41" style:family="text">
      <style:text-properties officeooo:rsid="00180a69"/>
    </style:style>
    <style:style style:name="T42" style:family="text">
      <style:text-properties officeooo:rsid="000c46eb"/>
    </style:style>
    <style:style style:name="T43" style:family="text">
      <style:text-properties fo:font-variant="normal" fo:text-transform="none" style:use-window-font-color="true" style:font-name="Liberation Serif" fo:font-size="12pt" fo:letter-spacing="normal" fo:font-style="normal" officeooo:rsid="000c46eb" style:font-size-asian="10.5pt" style:font-weight-asian="normal" style:font-size-complex="12pt" style:font-weight-complex="normal"/>
    </style:style>
    <style:style style:name="T44" style:family="text">
      <style:text-properties officeooo:rsid="0022e95e"/>
    </style:style>
    <style:style style:name="T45" style:family="text">
      <style:text-properties officeooo:rsid="0026775a"/>
    </style:style>
    <style:style style:name="T46" style:family="text">
      <style:text-properties officeooo:rsid="00249edb"/>
    </style:style>
    <style:style style:name="T47" style:family="text">
      <style:text-properties officeooo:rsid="0027a2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Program Structures</text:p>
      <text:p text:style-name="P7"/>
      <text:p text:style-name="P7">Java</text:p>
      <text:p text:style-name="P7"/>
      <text:p text:style-name="P18">//////////add this to the the Java program structure, after Andreas's part with the diagrams but before the code description////////////////////</text:p>
      <text:p text:style-name="P7"/>
      <text:p text:style-name="P19"><text:span text:style-name="T15">This section explains the steps after pressing th</text:span>e “<text:span text:style-name="T40">send visit” button in the menu list and how the data is sent and what happens to the data on the phone after it is sent.</text:span></text:p>
      <text:p text:style-name="P26"/>
      <text:p text:style-name="P34"><text:span text:style-name="T41">O</text:span>nce the <text:span text:style-name="T42">send visit menu button is pressed the constructor of the send to server class is called, which receives the visit to send, and begins the sending process in an AsyncTask thread. This thread will handle everything related to sending data to the server.</text:span></text:p>
      <text:p text:style-name="P28"/>
      <text:p text:style-name="P35">The AsyncTask thread is implemented as a private class in the Send To Server class. The thread is started from the constructor of the Send to Server class which initialises the default constructor and the calls the execute method, which is a default method for the AsyncTask.</text:p>
      <text:p text:style-name="P29"/>
      <text:p text:style-name="Standard"><text:span text:style-name="T36">The execute method calls the </text:span><text:span text:style-name="T43">doInBackground</text:span><text:span text:style-name="T36"> method which then starts the process to add the data to the Http</text:span><text:span text:style-name="T37">Post. It calls the sendData method which requires a visit object as its parameter. </text:span><text:span text:style-name="T38">In this method there is a for loop which will repeat the sending process </text:span><text:span text:style-name="T39">for each sighting that needs to be sent. </text:span><text:span text:style-name="T32">Each sighting that is going to be sent is stored in an HttpPost which contains the following data is sent: naturalist name, email, phone number, reserve name, date and time of visit, species name, abundance, description, and GPS location.</text:span></text:p>
      <text:p text:style-name="Standard"/>
      <text:p text:style-name="Standard"><text:span text:style-name="T32">O</text:span><text:span text:style-name="T31">nce the </text:span><text:span text:style-name="T33">visit is sent, the </text:span><text:span text:style-name="T34">data is then deleted from the main activity </text:span><text:span text:style-name="T35">and the user could start to record a new visit.</text:span></text:p>
      <text:p text:style-name="Standard"/>
      <text:p text:style-name="P18">//////////add this to the end of the Java program structure, after Andreas's part with the code description, make sure the format is similar////////////////////</text:p>
      <text:p text:style-name="Standard"/>
      <text:p text:style-name="P37">Methods used in Send to Server class</text:p>
      <text:p text:style-name="P42"/>
      <text:p text:style-name="P44">public SendToServer(Visit visit);</text:p>
      <text:p text:style-name="P44"><text:span text:style-name="T16">M</text:span><text:span text:style-name="T14">ethod </text:span><text:span text:style-name="T16">which </text:span><text:span text:style-name="T14">is the constructor for this class. </text:span><text:span text:style-name="T16">The parameter it requires is a visit. In this method </text:span><text:span text:style-name="T17">the global variable visit is set to the visit which has been passed in as the parameter. This method also instantiates the private AsyncDownloader class by calling the default constructor. The final thing this method does is initialises the sending thread. </text:span></text:p>
      <text:p text:style-name="P44"/>
      <text:p text:style-name="P45"><text:span text:style-name="T17">M</text:span><text:span text:style-name="T14">ethods used in the <text:s/></text:span><text:span text:style-name="T17">AsyncDownloader </text:span><text:span text:style-name="T14">private class</text:span></text:p>
      <text:p text:style-name="P45"/>
      <text:p text:style-name="P45">protected Integer doInBackground(Object... params);</text:p>
      <text:p text:style-name="P45"/>
      <text:p text:style-name="P43"><text:span text:style-name="T44">M</text:span>ethod calls the sendData method. This method needs to be implemented as part of the inheritance from the AsyncTask class. The parameter is not used as this class is called as part o<text:span text:style-name="T45">f</text:span> the execute method behind the scenes. It returns 1 meaning the send is completed.</text:p>
      <text:p text:style-name="P43"/>
      <text:p text:style-name="P46">public <text:s/>boolean sendData(Visit visit);</text:p>
      <text:p text:style-name="P46"/>
      <text:p text:style-name="P38"><text:soft-page-break/>Method requires a visit as its parameter. This method initialises an HttpClient as a DefaultHttpClient. It then <text:span text:style-name="T46">iterates</text:span> through the <text:span text:style-name="T46">array of sightings in the visit and then for each sighting calls the sendUserData. It returns a boolean but that is not currently used in our code, but it would be used to indicate weather the method has passed or failed.</text:span></text:p>
      <text:p text:style-name="P38"/>
      <text:p text:style-name="P39"/>
      <text:p text:style-name="P47">private boolean sendUserData(Visit, visit, HttpClient client, int sighting);</text:p>
      <text:p text:style-name="P47"/>
      <text:p text:style-name="P40">Method which adds the visit information to the HttpPost. <text:span text:style-name="T45">The parameters it requires are a Visit, an HttpClient, and a sighting int. Visit is the information about the visit which is going to be sent. The client is the HttpClient which we use as the default client. The sighting is the index, in the array of sightings, indicating the sighting which is going to be sent. This method sets the target URL for which the data will be sent to. The information for the sighting which is going to be sent is packaged as an arrayList of key value pairs. The arrayList is then added to the HttpPost as an entity. Finally the sendFinalData is called to send the data. It returns the result of that call which would be used to check if the data was sent successfully.</text:span></text:p>
      <text:p text:style-name="P40"/>
      <text:p text:style-name="P48">private boolean sendFinalData(HttpClient client, HttpPost httppost);</text:p>
      <text:p text:style-name="P48"/>
      <text:p text:style-name="P41">Method executes the final send command to send the data in the HttpPost to the database. The parameters it requires are HttpClient, and HttpPost. These are both passed in from the previous method. This method contains some error checking but we did not have enough time to implement it in the rest of the code. <text:span text:style-name="T47">The client execute call returns a response which contains the state of the data sent. A successful send would return the decimal number 200.</text:span></text:p>
      <text:p text:style-name="P41"/>
      <text:p text:style-name="P49">private HttpPost createNewPost();</text:p>
      <text:p text:style-name="P36"/>
      <text:p text:style-name="P36"><text:span text:style-name="T35">This method was meant to reduce the repetition in the code when more than one HttpPost will be used, so instead of declaring them many times, this method will make it easier and cleaner. In the end we did not use it.</text:span></text:p>
      <text:p text:style-name="P7"/>
      <text:p text:style-name="P7">Web</text:p>
      <text:p text:style-name="P7"/>
      <text:p text:style-name="P15">//////////<text:span text:style-name="T3">add this to the end of the web program structure, after peters work, could you make sure it reads well after added please/////////////////////</text:span></text:p>
      <text:p text:style-name="Standard"/>
      <text:p text:style-name="P3">The design of the website is relatively simple which allows ease of use of the application. The navigation of the website is somewhat natural, meaningful names are given to pages based on their function and the required action of the user.</text:p>
      <text:p text:style-name="P3"/>
      <text:p text:style-name="Standard">There is a login page for the administrator (user) to use to gain access to the website. Once past the login, the user (administrator) can use the application to create, edit and delete reserves. The recordings page displays all recordings in the database, this page makes use of pagination to organise the data per page making it easier for the user to click through the site whilst avoiding needless scrolling. On the recordings page the user can sort plants by both date and species. A reserve can be selected to filter down a search for recordings of plants specific to that reserve selected. </text:p>
      <text:p text:style-name="Standard"/>
      <text:p text:style-name="Standard">Component diagram can be found in the design specification on page 5</text:p>
      <text:p text:style-name="Standard">Web sequence diagram can be found in the design specification on page 13</text:p>
      <text:p text:style-name="Standard"><text:soft-page-break/>Method/algorithms can be found in the design specification on pages 15 and 16 </text:p>
      <text:p text:style-name="P7"/>
      <text:p text:style-name="P7"/>
      <text:p text:style-name="P7"/>
      <text:p text:style-name="P7">4 Algorithms:</text:p>
      <text:p text:style-name="P4"/>
      <text:p text:style-name="P6">Java</text:p>
      <text:p text:style-name="P4"/>
      <text:p text:style-name="P3"><text:span text:style-name="T4">Get the sighting’s location</text:span></text:p>
      <text:p text:style-name="P3">The location is needed for every sighting, at the creation of the sighting entry dialog fragment the following code is used:</text:p>
      <text:p text:style-name="P1"><text:span text:style-name="T5">public</text:span><text:span text:style-name="T6"> </text:span><text:span text:style-name="T5">void</text:span><text:span text:style-name="T6"> onCreateGetLocation(</text:span><text:span text:style-name="T5">DialogFragment</text:span><text:span text:style-name="T6"> dialog) {</text:span></text:p>
      <text:p text:style-name="P1"><text:span text:style-name="T6"><text:s text:c="4"/></text:span><text:span text:style-name="T5">LocationManager</text:span><text:span text:style-name="T6"> locationManager </text:span><text:span text:style-name="T5">=</text:span><text:span text:style-name="T6"> (</text:span><text:span text:style-name="T5">LocationManager</text:span><text:span text:style-name="T6">)</text:span></text:p>
      <text:p text:style-name="P1"><text:span text:style-name="T6"><text:s text:c="8"/>getSystemService(</text:span><text:span text:style-name="T5">Context.</text:span><text:span text:style-name="T8">LOCATION_SERVICE</text:span><text:span text:style-name="T6">);</text:span></text:p>
      <text:p text:style-name="P2"/>
      <text:p text:style-name="P1"><text:span text:style-name="T6"><text:s text:c="4"/></text:span><text:span text:style-name="T5">Criteria</text:span><text:span text:style-name="T6"> criteria </text:span><text:span text:style-name="T5">=</text:span><text:span text:style-name="T6"> </text:span><text:span text:style-name="T5">new</text:span><text:span text:style-name="T6"> </text:span><text:span text:style-name="T5">Criteria</text:span><text:span text:style-name="T6">();</text:span></text:p>
      <text:p text:style-name="P1"><text:span text:style-name="T6"><text:s text:c="4"/></text:span><text:span text:style-name="T5">String</text:span><text:span text:style-name="T6"> provider </text:span><text:span text:style-name="T5">=</text:span><text:span text:style-name="T6"> locationManager</text:span><text:span text:style-name="T5">.</text:span><text:span text:style-name="T6">getBestProvider(criteria, </text:span><text:span text:style-name="T9">false</text:span><text:span text:style-name="T6">);</text:span></text:p>
      <text:p text:style-name="P1"><text:span text:style-name="T6"><text:s text:c="4"/></text:span><text:span text:style-name="T5">Location</text:span><text:span text:style-name="T6"> location </text:span><text:span text:style-name="T5">=</text:span><text:span text:style-name="T6"> locationManager</text:span><text:span text:style-name="T5">.</text:span><text:span text:style-name="T6">getLastKnownLocation(provider);</text:span></text:p>
      <text:p text:style-name="P2"/>
      <text:p text:style-name="P1"><text:span text:style-name="T6"><text:s text:c="4"/></text:span><text:span text:style-name="T5">if</text:span><text:span text:style-name="T6"> (location </text:span><text:span text:style-name="T5">!=</text:span><text:span text:style-name="T6"> </text:span><text:span text:style-name="T9">null</text:span><text:span text:style-name="T6">) {</text:span></text:p>
      <text:p text:style-name="P1"><text:span text:style-name="T6"><text:s text:c="8"/>onLocationChanged(location);</text:span></text:p>
      <text:p text:style-name="P1"><text:span text:style-name="T6"><text:s text:c="8"/></text:span><text:span text:style-name="T5">Toast.</text:span><text:span text:style-name="T6">makeText(</text:span><text:span text:style-name="T10">this</text:span><text:span text:style-name="T6">, </text:span><text:span text:style-name="T11">"LAT: "</text:span><text:span text:style-name="T6"> </text:span><text:span text:style-name="T5">+</text:span><text:span text:style-name="T6"> locLat </text:span><text:span text:style-name="T5">+</text:span><text:span text:style-name="T6"> </text:span><text:span text:style-name="T11">" LNG: "</text:span><text:span text:style-name="T6"> </text:span><text:span text:style-name="T5">+</text:span><text:span text:style-name="T6"> locLng,</text:span></text:p>
      <text:p text:style-name="P1"><text:span text:style-name="T6"><text:s text:c="12"/></text:span><text:span text:style-name="T5">Toast.</text:span><text:span text:style-name="T8">LENGTH_SHORT</text:span><text:span text:style-name="T6">)</text:span><text:span text:style-name="T5">.</text:span><text:span text:style-name="T6">show();</text:span></text:p>
      <text:p text:style-name="P1"><text:span text:style-name="T6"><text:s text:c="4"/>} </text:span><text:span text:style-name="T5">else</text:span><text:span text:style-name="T6"> {</text:span></text:p>
      <text:p text:style-name="P1"><text:span text:style-name="T6"><text:s text:c="8"/></text:span><text:span text:style-name="T5">Toast.</text:span><text:span text:style-name="T6">makeText(</text:span><text:span text:style-name="T10">this</text:span><text:span text:style-name="T6">, </text:span><text:span text:style-name="T11">"Cant find location using "</text:span><text:span text:style-name="T6"> </text:span><text:span text:style-name="T5">+</text:span><text:span text:style-name="T6"> provider,</text:span></text:p>
      <text:p text:style-name="P1"><text:span text:style-name="T6"><text:s text:c="12"/></text:span><text:span text:style-name="T5">Toast.</text:span><text:span text:style-name="T8">LENGTH_SHORT</text:span><text:span text:style-name="T6">)</text:span><text:span text:style-name="T5">.</text:span><text:span text:style-name="T6">show();</text:span></text:p>
      <text:p text:style-name="P1"><text:span text:style-name="T6"><text:s text:c="4"/>}</text:span></text:p>
      <text:p text:style-name="P1"><text:span text:style-name="T6">}</text:span></text:p>
      <text:p text:style-name="P3"/>
      <text:p text:style-name="P3">A location manager is invoked from the Android system services. The location manager is asked for the best provider available, this can be GPS or network. The provider is saved in a string and used by the location manager to get the last known location.</text:p>
      <text:p text:style-name="P3"/>
      <text:p text:style-name="P1"><text:span text:style-name="T5">public</text:span><text:span text:style-name="T6"> </text:span><text:span text:style-name="T5">void</text:span><text:span text:style-name="T6"> onLocationChanged(</text:span><text:span text:style-name="T5">Location</text:span><text:span text:style-name="T6"> location) {</text:span></text:p>
      <text:p text:style-name="P1"><text:span text:style-name="T6"><text:s text:c="4"/>locLat </text:span><text:span text:style-name="T5">=</text:span><text:span text:style-name="T6"> location</text:span><text:span text:style-name="T5">.</text:span><text:span text:style-name="T6">getLatitude();</text:span></text:p>
      <text:p text:style-name="P1"><text:span text:style-name="T6"><text:s text:c="4"/>locLng </text:span><text:span text:style-name="T5">=</text:span><text:span text:style-name="T6"> location</text:span><text:span text:style-name="T5">.</text:span><text:span text:style-name="T6">getLongitude();</text:span></text:p>
      <text:p text:style-name="P1"><text:span text:style-name="T6">}</text:span></text:p>
      <text:p text:style-name="P3"/>
      <text:p text:style-name="P3">If getting the location was successful its longitude and latitude values will be saved in the main activity for later use.</text:p>
      <text:p text:style-name="P3">If the location cannot be accessed a toast is shown as feedback.</text:p>
      <text:p text:style-name="P3"/>
      <text:p text:style-name="P3"><text:span text:style-name="T4">Opening a modal window</text:span></text:p>
      <text:p text:style-name="P3">A number of modal windows is used in this application. They are created in the main activity. A listener is used to communicate between the window and its parent activity. The code for the creation of the sighting entry dialog fragment is shown below:</text:p>
      <text:p text:style-name="P3"/>
      <text:p text:style-name="P1"><text:span text:style-name="T5">public</text:span><text:span text:style-name="T6"> </text:span><text:span text:style-name="T5">Dialog</text:span><text:span text:style-name="T6"> onCreateDialog(</text:span><text:span text:style-name="T5">Bundle</text:span><text:span text:style-name="T6"> savedInstanceState) {</text:span></text:p>
      <text:p text:style-name="P1"><text:span text:style-name="T6"><text:s text:c="4"/></text:span><text:span text:style-name="T5">LayoutInflater</text:span><text:span text:style-name="T6"> inflater </text:span><text:span text:style-name="T5">=</text:span><text:span text:style-name="T6"> getActivity()</text:span><text:span text:style-name="T5">.</text:span><text:span text:style-name="T6">getLayoutInflater();</text:span></text:p>
      <text:p text:style-name="P1"><text:soft-page-break/><text:span text:style-name="T6"><text:s text:c="4"/></text:span><text:span text:style-name="T5">View</text:span><text:span text:style-name="T6"> view </text:span><text:span text:style-name="T5">=</text:span><text:span text:style-name="T6"> inflater</text:span><text:span text:style-name="T5">.</text:span><text:span text:style-name="T6">inflate(</text:span><text:span text:style-name="T5">R.</text:span><text:span text:style-name="T6">layout</text:span><text:span text:style-name="T5">.</text:span><text:span text:style-name="T6">fragment_sighting_entry, </text:span><text:span text:style-name="T9">null</text:span><text:span text:style-name="T6">);</text:span></text:p>
      <text:p text:style-name="P1"><text:span text:style-name="T6"><text:s text:c="4"/></text:span><text:span text:style-name="T5">AlertDialog.Builder</text:span><text:span text:style-name="T6"> builder </text:span><text:span text:style-name="T5">=</text:span><text:span text:style-name="T6"> </text:span><text:span text:style-name="T5">new</text:span><text:span text:style-name="T6"> </text:span><text:span text:style-name="T5">AlertDialog</text:span><text:span text:style-name="T6">.</text:span><text:span text:style-name="T5">Builder</text:span><text:span text:style-name="T6">(getActivity());</text:span></text:p>
      <text:p text:style-name="P2"/>
      <text:p text:style-name="P1"><text:span text:style-name="T6"><text:s text:c="4"/>builder</text:span></text:p>
      <text:p text:style-name="P1"><text:span text:style-name="T6"><text:s text:c="8"/>.setView(view)</text:span></text:p>
      <text:p text:style-name="P1"><text:span text:style-name="T6"><text:s text:c="8"/>.setTitle(</text:span><text:span text:style-name="T5">R.</text:span><text:span text:style-name="T6">string</text:span><text:span text:style-name="T5">.</text:span><text:span text:style-name="T6">sighting_entry_dialog)</text:span></text:p>
      <text:p text:style-name="P1"><text:span text:style-name="T6"><text:s text:c="8"/>.setPositiveButton(</text:span><text:span text:style-name="T5">R.</text:span><text:span text:style-name="T6">string</text:span><text:span text:style-name="T5">.</text:span><text:span text:style-name="T6">save,</text:span></text:p>
      <text:p text:style-name="P1"><text:span text:style-name="T6"><text:tab/><text:tab/></text:span><text:span text:style-name="T5">new DialogInterface</text:span><text:span text:style-name="T6">.</text:span><text:span text:style-name="T5">OnClickListener</text:span><text:span text:style-name="T6">() {</text:span></text:p>
      <text:p text:style-name="P1"><text:span text:style-name="T6"><text:s text:c="12"/></text:span><text:span text:style-name="T5">@Override</text:span></text:p>
      <text:p text:style-name="P1"><text:span text:style-name="T6"><text:s text:c="12"/></text:span><text:span text:style-name="T5">public</text:span><text:span text:style-name="T6"> </text:span><text:span text:style-name="T5">void</text:span><text:span text:style-name="T6"> </text:span><text:span text:style-name="T12">onClick</text:span><text:span text:style-name="T6">(</text:span><text:span text:style-name="T5">DialogInterface</text:span><text:span text:style-name="T6"> </text:span><text:span text:style-name="T7">dialog</text:span><text:span text:style-name="T6">, </text:span><text:span text:style-name="T5">int</text:span><text:span text:style-name="T6"> </text:span><text:span text:style-name="T7">id</text:span><text:span text:style-name="T6">) {</text:span></text:p>
      <text:p text:style-name="P1"><text:span text:style-name="T6"><text:s text:c="16"/>fragmentListener</text:span></text:p>
      <text:p text:style-name="P1"><text:span text:style-name="T6"><text:tab/><text:tab/></text:span><text:span text:style-name="T5">.</text:span><text:span text:style-name="T6">onSightingEntryPositiveClick(</text:span><text:span text:style-name="T5">SightingEntryFragment.</text:span><text:span text:style-name="T10">this</text:span><text:span text:style-name="T6">);</text:span></text:p>
      <text:p text:style-name="P1"><text:span text:style-name="T6"><text:s text:c="12"/>}</text:span></text:p>
      <text:p text:style-name="P1"><text:span text:style-name="T6"><text:s text:c="8"/>})</text:span></text:p>
      <text:p text:style-name="P1"><text:span text:style-name="T6"><text:s text:c="8"/>.setNeutralButton(</text:span><text:span text:style-name="T5">R.</text:span><text:span text:style-name="T6">string</text:span><text:span text:style-name="T5">.</text:span><text:span text:style-name="T6">cancel,</text:span></text:p>
      <text:p text:style-name="P1"><text:span text:style-name="T6"><text:tab/><text:tab/></text:span><text:span text:style-name="T5">new</text:span><text:span text:style-name="T6"> </text:span><text:span text:style-name="T5">DialogInterface</text:span><text:span text:style-name="T6">.</text:span><text:span text:style-name="T5">OnClickListener</text:span><text:span text:style-name="T6">() {</text:span></text:p>
      <text:p text:style-name="P1"><text:span text:style-name="T6"><text:s text:c="12"/></text:span><text:span text:style-name="T5">@Override</text:span></text:p>
      <text:p text:style-name="P1"><text:span text:style-name="T6"><text:s text:c="12"/></text:span><text:span text:style-name="T5">public</text:span><text:span text:style-name="T6"> </text:span><text:span text:style-name="T5">void</text:span><text:span text:style-name="T6"> </text:span><text:span text:style-name="T12">onClick</text:span><text:span text:style-name="T6">(</text:span><text:span text:style-name="T5">DialogInterface</text:span><text:span text:style-name="T6"> </text:span><text:span text:style-name="T7">dialog</text:span><text:span text:style-name="T6">, </text:span><text:span text:style-name="T5">int</text:span><text:span text:style-name="T6"> </text:span><text:span text:style-name="T7">id</text:span><text:span text:style-name="T6">) {</text:span></text:p>
      <text:p text:style-name="P1"><text:span text:style-name="T6"><text:s text:c="16"/>fragmentListener</text:span></text:p>
      <text:p text:style-name="P1"><text:span text:style-name="T6"><text:tab/><text:tab/></text:span><text:span text:style-name="T5">.</text:span><text:span text:style-name="T6">onSightingEntryNeutralClick(</text:span><text:span text:style-name="T5">SightingEntryFragment.</text:span><text:span text:style-name="T10">this</text:span><text:span text:style-name="T6">);</text:span></text:p>
      <text:p text:style-name="P1"><text:span text:style-name="T6"><text:s text:c="12"/>}</text:span></text:p>
      <text:p text:style-name="P1"><text:span text:style-name="T6"><text:s text:c="8"/>});</text:span></text:p>
      <text:p text:style-name="P2"/>
      <text:p text:style-name="P1"><text:span text:style-name="T6"><text:s text:c="4"/>fragmentListener</text:span><text:span text:style-name="T5">.</text:span><text:span text:style-name="T6">onCreateGetLocation(</text:span><text:span text:style-name="T5">SightingEntryFragment.</text:span><text:span text:style-name="T10">this</text:span><text:span text:style-name="T6">);</text:span></text:p>
      <text:p text:style-name="P1"><text:span text:style-name="T6"><text:s text:c="4"/>fragmentListener</text:span><text:span text:style-name="T5">.</text:span><text:span text:style-name="T6">onCreateSightingSearch(view);</text:span></text:p>
      <text:p text:style-name="P2"/>
      <text:p text:style-name="P1"><text:span text:style-name="T6"><text:s text:c="4"/></text:span><text:span text:style-name="T5">ImageButton</text:span><text:span text:style-name="T6"> specimenPictureButton </text:span><text:span text:style-name="T5">=</text:span><text:span text:style-name="T6"> (</text:span><text:span text:style-name="T5">ImageButton</text:span><text:span text:style-name="T6">) view</text:span></text:p>
      <text:p text:style-name="P1"><text:span text:style-name="T6"><text:tab/></text:span><text:span text:style-name="T5">.</text:span><text:span text:style-name="T6">findViewById(</text:span><text:span text:style-name="T5">R.</text:span><text:span text:style-name="T6">id</text:span><text:span text:style-name="T5">.</text:span><text:span text:style-name="T6">captureSpecimenImage);</text:span></text:p>
      <text:p text:style-name="P1"><text:span text:style-name="T6"><text:s text:c="4"/>specimenPictureButton</text:span><text:span text:style-name="T5">.</text:span><text:span text:style-name="T6">setOnClickListener(</text:span><text:span text:style-name="T5">new</text:span><text:span text:style-name="T6"> </text:span><text:span text:style-name="T5">OnClickListener</text:span><text:span text:style-name="T6">() {</text:span></text:p>
      <text:p text:style-name="P1"><text:span text:style-name="T6"><text:s text:c="8"/></text:span><text:span text:style-name="T5">@Override</text:span></text:p>
      <text:p text:style-name="P1"><text:span text:style-name="T6"><text:s text:c="8"/></text:span><text:span text:style-name="T5">public</text:span><text:span text:style-name="T6"> </text:span><text:span text:style-name="T5">void</text:span><text:span text:style-name="T6"> </text:span><text:span text:style-name="T12">onClick</text:span><text:span text:style-name="T6">(</text:span><text:span text:style-name="T5">View</text:span><text:span text:style-name="T6"> </text:span><text:span text:style-name="T7">view</text:span><text:span text:style-name="T6">) {</text:span></text:p>
      <text:p text:style-name="P1"><text:span text:style-name="T6"><text:s text:c="12"/>fragmentListener</text:span></text:p>
      <text:p text:style-name="P1"><text:span text:style-name="T6"><text:tab/><text:tab/></text:span><text:span text:style-name="T5">.</text:span><text:span text:style-name="T6">onCameraSpeciesClick(</text:span><text:span text:style-name="T5">SightingEntryFragment.</text:span><text:span text:style-name="T10">this</text:span><text:span text:style-name="T6">);</text:span></text:p>
      <text:p text:style-name="P1"><text:span text:style-name="T6"><text:s text:c="8"/>}</text:span></text:p>
      <text:p text:style-name="P1"><text:span text:style-name="T6"><text:s text:c="4"/>});</text:span></text:p>
      <text:p text:style-name="P2"/>
      <text:p text:style-name="P2"/>
      <text:p text:style-name="P2"/>
      <text:p text:style-name="P1"><text:span text:style-name="T6"><text:s text:c="4"/></text:span><text:span text:style-name="T5">ImageButton</text:span><text:span text:style-name="T6"> locationPictureButton </text:span><text:span text:style-name="T5">=</text:span><text:span text:style-name="T6"> (</text:span><text:span text:style-name="T5">ImageButton</text:span><text:span text:style-name="T6">) view</text:span></text:p>
      <text:p text:style-name="P1"><text:span text:style-name="T6"><text:tab/></text:span><text:span text:style-name="T5">.</text:span><text:span text:style-name="T6">findViewById(</text:span><text:span text:style-name="T5">R.</text:span><text:span text:style-name="T6">id</text:span><text:span text:style-name="T5">.</text:span><text:span text:style-name="T6">captureLocationImage);</text:span></text:p>
      <text:p text:style-name="P1"><text:span text:style-name="T6"><text:s text:c="4"/>locationPictureButton</text:span><text:span text:style-name="T5">.</text:span><text:span text:style-name="T6">setOnClickListener(</text:span><text:span text:style-name="T5">new</text:span><text:span text:style-name="T6"> </text:span><text:span text:style-name="T5">OnClickListener</text:span><text:span text:style-name="T6">() {</text:span></text:p>
      <text:p text:style-name="P1"><text:span text:style-name="T6"><text:s text:c="8"/></text:span><text:span text:style-name="T5">@Override</text:span></text:p>
      <text:p text:style-name="P1"><text:span text:style-name="T6"><text:s text:c="8"/></text:span><text:span text:style-name="T5">public</text:span><text:span text:style-name="T6"> </text:span><text:span text:style-name="T5">void</text:span><text:span text:style-name="T6"> </text:span><text:span text:style-name="T12">onClick</text:span><text:span text:style-name="T6">(</text:span><text:span text:style-name="T5">View</text:span><text:span text:style-name="T6"> </text:span><text:span text:style-name="T7">view</text:span><text:span text:style-name="T6">) {</text:span></text:p>
      <text:p text:style-name="P1"><text:span text:style-name="T6"><text:s text:c="12"/>fragmentListener</text:span></text:p>
      <text:p text:style-name="P1"><text:span text:style-name="T6"><text:tab/><text:tab/></text:span><text:span text:style-name="T5">.</text:span><text:span text:style-name="T6">onCameraLocationClick(</text:span><text:span text:style-name="T5">SightingEntryFragment.</text:span><text:span text:style-name="T10">this</text:span><text:span text:style-name="T6">);</text:span></text:p>
      <text:p text:style-name="P1"><text:span text:style-name="T6"><text:s text:c="8"/>}</text:span></text:p>
      <text:p text:style-name="P1"><text:span text:style-name="T6"><text:s text:c="4"/>});</text:span></text:p>
      <text:p text:style-name="P2"/>
      <text:p text:style-name="P1"><text:span text:style-name="T6"><text:s text:c="4"/></text:span><text:span text:style-name="T5">return</text:span><text:span text:style-name="T6"> builder</text:span><text:span text:style-name="T5">.</text:span><text:span text:style-name="T6">create();</text:span></text:p>
      <text:p text:style-name="P1"><text:soft-page-break/><text:span text:style-name="T6">}</text:span></text:p>
      <text:p text:style-name="P3"/>
      <text:p text:style-name="P3">The creation starts by making a view using a layout inflator with a provided XML layout. Than an alert dialog builder is used to build the dialog fragment and set some parameters, including its design (the view), the title and two buttons.</text:p>
      <text:p text:style-name="P3">The buttons use a listener implemented by the parent activity to run methods when these are pressed. These methods are given the current dialog fragment, using this the parent activity can use find view by id to access the dialog’s elements.</text:p>
      <text:p text:style-name="P3">The method onCreateSightingSearch(View view) requires to be given a view, as the autocomplete text field cannot be found using the dialog fragment.</text:p>
      <text:p text:style-name="P3">On click listeners are used for the buttons to take photos. These also require a view to find the actual button on the modal window.</text:p>
      <text:p text:style-name="P3"/>
      <text:p text:style-name="P3"><text:bookmark text:name="_GoBack"/><text:span text:style-name="T4">Adapter for the autocomplete text fields</text:span></text:p>
      <text:p text:style-name="P3"/>
      <text:p text:style-name="P3">The reserve and sighting modal windows contain text fields that autocomplete the reserve and species names respectively. The autocomplete text fields need an adapter that provides the layout and the data. The following code is used for the reserve name autocomplete text field:</text:p>
      <text:p text:style-name="P3"/>
      <text:p text:style-name="P1"><text:span text:style-name="T5">public</text:span><text:span text:style-name="T6"> </text:span><text:span text:style-name="T5">void</text:span><text:span text:style-name="T6"> onCreateReserveSearch(</text:span><text:span text:style-name="T5">View</text:span><text:span text:style-name="T6"> view) {</text:span></text:p>
      <text:p text:style-name="P1"><text:span text:style-name="T6"><text:s text:c="4"/></text:span><text:span text:style-name="T5">Resources</text:span><text:span text:style-name="T6"> r </text:span><text:span text:style-name="T5">=</text:span><text:span text:style-name="T6"> getResources();</text:span></text:p>
      <text:p text:style-name="P1"><text:span text:style-name="T6"><text:s text:c="4"/></text:span><text:span text:style-name="T5">String</text:span><text:span text:style-name="T6"> [] list </text:span><text:span text:style-name="T5">=</text:span><text:span text:style-name="T6"> r</text:span><text:span text:style-name="T5">.</text:span><text:span text:style-name="T6">getStringArray(</text:span><text:span text:style-name="T5">R.</text:span><text:span text:style-name="T6">array</text:span><text:span text:style-name="T5">.</text:span><text:span text:style-name="T6">reserves_names);</text:span></text:p>
      <text:p text:style-name="P2"/>
      <text:p text:style-name="P1"><text:span text:style-name="T6"><text:s text:c="4"/></text:span><text:span text:style-name="T5">ArrayAdapter&lt;String&gt;</text:span><text:span text:style-name="T6"> adapter </text:span><text:span text:style-name="T5">=</text:span><text:span text:style-name="T6"> </text:span><text:span text:style-name="T5">new</text:span><text:span text:style-name="T6"> </text:span><text:span text:style-name="T5">ArrayAdapter&lt;String&gt;</text:span><text:span text:style-name="T6">(</text:span><text:span text:style-name="T10">this</text:span><text:span text:style-name="T6">,</text:span></text:p>
      <text:p text:style-name="P1"><text:span text:style-name="T6"><text:tab/></text:span><text:span text:style-name="T5">android.R.</text:span><text:span text:style-name="T6">layout</text:span><text:span text:style-name="T5">.</text:span><text:span text:style-name="T6">simple_list_item_1, list);</text:span></text:p>
      <text:p text:style-name="P2"/>
      <text:p text:style-name="P1"><text:span text:style-name="T6"><text:s text:c="4"/></text:span><text:span text:style-name="T5">AutoCompleteTextView</text:span><text:span text:style-name="T6"> textView </text:span><text:span text:style-name="T5">=</text:span><text:span text:style-name="T6"> (</text:span><text:span text:style-name="T5">AutoCompleteTextView</text:span><text:span text:style-name="T6">)</text:span></text:p>
      <text:p text:style-name="P1"><text:span text:style-name="T6"><text:tab/>view</text:span><text:span text:style-name="T5">.</text:span><text:span text:style-name="T6">findViewById(</text:span><text:span text:style-name="T5">R.</text:span><text:span text:style-name="T6">id</text:span><text:span text:style-name="T5">.</text:span><text:span text:style-name="T6">reserveName);</text:span></text:p>
      <text:p text:style-name="P1"><text:span text:style-name="T6"><text:s text:c="4"/>textView</text:span><text:span text:style-name="T5">.</text:span><text:span text:style-name="T6">setThreshold(</text:span><text:span text:style-name="T13">1</text:span><text:span text:style-name="T6">);</text:span></text:p>
      <text:p text:style-name="P1"><text:span text:style-name="T6"><text:s text:c="4"/>textView</text:span><text:span text:style-name="T5">.</text:span><text:span text:style-name="T6">setAdapter(adapter);</text:span></text:p>
      <text:p text:style-name="P1"><text:span text:style-name="T6">}</text:span></text:p>
      <text:p text:style-name="P1"><text:span text:style-name="T6"/></text:p>
      <text:p text:style-name="P3">An array of strings is created with the resources stored in the array file of the application. A standard adapter is created for strings using a standard layout and the array of strings as data.</text:p>
      <text:p text:style-name="P3"/>
      <text:p text:style-name="P4">The autocomplete text view is located by its id and the created adapter is set as its adapter.</text:p>
      <text:p text:style-name="P3"/>
      <text:p text:style-name="P3"/>
      <text:p text:style-name="P6">Web</text:p>
      <text:p text:style-name="P3"/>
      <text:p text:style-name="P3">See Web Algorithms section in the Design Document.</text:p>
      <text:p text:style-name="P3"/>
      <text:p text:style-name="P6"/>
      <text:p text:style-name="P6"/>
      <text:p text:style-name="P6"/>
      <text:p text:style-name="P6"/>
      <text:p text:style-name="P6"/>
      <text:p text:style-name="P6"/>
      <text:p text:style-name="P6"><text:soft-page-break/>5 Main Data areas:</text:p>
      <text:p text:style-name="P6"/>
      <text:p text:style-name="P6">Java</text:p>
      <text:p text:style-name="P11"/>
      <text:p text:style-name="P20">Visit class:</text:p>
      <text:p text:style-name="P20">String: 'reserve' - Contains the reserve name that was visited.</text:p>
      <text:p text:style-name="P20">String: 'date' - Contains the date the visit took place.</text:p>
      <text:p text:style-name="P20">ArrayList&lt;Sighting&gt;: 'sightings' - Contains a list of all different sightings the user input for each <text:span text:style-name="T3">v</text:span>isit. A new array list is created to be sent to the server every time.</text:p>
      <text:p text:style-name="P20"/>
      <text:p text:style-name="P20">Sighting class:</text:p>
      <text:p text:style-name="P20">String: 'species' - Contains the species type of the sighting.</text:p>
      <text:p text:style-name="P20">String: 'abundance' - Information about how rare the plant species appeared to be in the sighting</text:p>
      <text:p text:style-name="P20">String: 'description' - A brief description given by the user regarding the plant.</text:p>
      <text:p text:style-name="P20">Double: 'locLat' - The latitude of the plants position.</text:p>
      <text:p text:style-name="P20">Double: 'locLng' - The longitude of the plants position.</text:p>
      <text:p text:style-name="P20">BitMap: 'specimenPicture' - A bitmap image taken by the user of the specimen.</text:p>
      <text:p text:style-name="P20">BitMap: 'locationPicture' - A bitmap image taken by the user of the area surrounding the specimen.</text:p>
      <text:p text:style-name="P20">Integer: 'specimenPictureState' - Set to '1' if a picture was taken and does exist. Effectively a </text:p>
      <text:p text:style-name="P20">Boolean style variable.</text:p>
      <text:p text:style-name="P20">Integer: 'locationPictureState' - Set to '1' if a picture was taken and does exist. Effectively a Boolean</text:p>
      <text:p text:style-name="P20">style variable.</text:p>
      <text:p text:style-name="P20"/>
      <text:p text:style-name="P20">User class:</text:p>
      <text:p text:style-name="P20">String: 'name' - The users name.</text:p>
      <text:p text:style-name="P20">String: 'phone' - The users contact phone number.</text:p>
      <text:p text:style-name="P20">String: 'email' - The users contact email address.</text:p>
      <text:p text:style-name="P20"/>
      <text:p text:style-name="P21">*All classes implement Parcelable, which allows data to be transferred between </text:p>
      <text:p text:style-name="P21">Android Activities.</text:p>
      <text:p text:style-name="P4"/>
      <text:p text:style-name="P6">Web</text:p>
      <text:p text:style-name="P6"/>
      <text:p text:style-name="P3">See Significant Data Structures for the Web App in the Design Document.</text:p>
      <text:p text:style-name="P3"><text:span text:style-name="T1"/></text:p>
      <text:p text:style-name="P9"><text:span text:style-name="T2">6 </text:span><text:span text:style-name="T1">Files</text:span></text:p>
      <text:p text:style-name="P9"/>
      <text:p text:style-name="P16">///////////////////keep this out of the document, but the Java didn't really have any///////////////////</text:p>
      <text:p text:style-name="P9"/>
      <text:p text:style-name="P8"><text:span text:style-name="T1">Web</text:span></text:p>
      <text:p text:style-name="P8"><text:span text:style-name="T1"/></text:p>
      <text:p text:style-name="P3">When the Web App receives a HTTP Post Request a log file containing details of the request is created. <text:s/>If the log file already exists however, future requests will be appended to the bottom of the file. <text:s/>The information in these logs is useful as it displays any errors that may have occurred during the receipt of the data.</text:p>
      <text:p text:style-name="P3"/>
      <text:p text:style-name="P6"/>
      <text:p text:style-name="P6"><text:soft-page-break/></text:p>
      <text:p text:style-name="P6">7 Interfaces</text:p>
      <text:p text:style-name="P6"/>
      <text:p text:style-name="P6">Java</text:p>
      <text:p text:style-name="P6"/>
      <text:p text:style-name="P6">Web</text:p>
      <text:p text:style-name="P6"/>
      <text:p text:style-name="P17"><text:span text:style-name="T14">/////////////////////////////for both make a reference to the design spec to where they are//////////////////////////////</text:span></text:p>
      <text:p text:style-name="P6"/>
      <text:p text:style-name="P6"/>
      <text:p text:style-name="P6"/>
      <text:p text:style-name="P6"/>
      <text:p text:style-name="P6"/>
      <text:p text:style-name="P6">8 Suggested Improvements </text:p>
      <text:p text:style-name="P6"/>
      <text:p text:style-name="P6">Java</text:p>
      <text:p text:style-name="P6"/>
      <text:p text:style-name="P13">More compatibility </text:p>
      <text:p text:style-name="P13">The android app only runs on 4.0 to 4.4.2, this restricts the software to newer phones only and not older phones running android 2,3 and newer versions like 5. The lower versions are still used by a lot of people and they are lost potential customers.</text:p>
      <text:p text:style-name="P13"/>
      <text:p text:style-name="P13">"Success! Record sent"</text:p>
      <text:p text:style-name="P13">There is no after prompt stating the record is sent . A simple toast message saying <text:s/>"Success! Record sent" <text:s/>tells the user that the record has been sent to the database and then they can safely move on to another recording session.</text:p>
      <text:p text:style-name="P13"/>
      <text:p text:style-name="P13">GPS always shown</text:p>
      <text:p text:style-name="P13">A not so needed feature but a feature that shows the exact gps co-ordinates of the location on the top of the screen if the person has location on. If they want to write it down on paper for later use.</text:p>
      <text:p text:style-name="P13"/>
      <text:p text:style-name="P13">Light Function</text:p>
      <text:p text:style-name="P13">A feature useful if the user is working at night and cannot see what they are looking at on the screen. The light provides the ability to see the site and species at night.</text:p>
      <text:p text:style-name="P13"/>
      <text:p text:style-name="P6">Web</text:p>
      <text:p text:style-name="P6"/>
      <text:p text:style-name="P3">Although the overall functionality of the website is very good, and compliant with W3C standards for browser requirements etc. there are always room for improvement. There are shortcomings that may have arisen due to time constraints, others that did not become apparent until the website was tested or viewed by various people. </text:p>
      <text:list xml:id="list8313377204945140697" text:style-name="WWNum1">
        <text:list-item>
          <text:p text:style-name="P24">To a first time user, the home page may seem like it is somewhat clustered has too much to read. The welcome text could be a bit larger to stand out more and to not make it seem as if it is part of the <text:span text:style-name="T24">Resources Used</text:span> heading which uses the same font size. The resources used heading could be moved to another area of the page, perhaps on an <text:span text:style-name="T24">About</text:span> page, or lower and <text:soft-page-break/>in a smaller font than the rest of the text on the same page. </text:p>
        </text:list-item>
      </text:list>
      <text:p text:style-name="P26"/>
      <text:list xml:id="list61149888541509" text:continue-numbering="true" text:style-name="WWNum1">
        <text:list-item>
          <text:p text:style-name="P24">By default, the records are sorted alphabetically (a-z) by Species on the <text:span text:style-name="T24">Recordings</text:span> page, yet the species column is the fourth column on the table, to a visitor it might appear that the records are randomly scattered and give the website an unprofessional look. This issue can easily be resolved by making the species column the first column on the table.</text:p>
        </text:list-item>
      </text:list>
      <text:p text:style-name="P25"/>
      <text:list xml:id="list61150302842252" text:continue-numbering="true" text:style-name="WWNum1">
        <text:list-item>
          <text:p text:style-name="P23"><text:span text:style-name="T18">The date and time could have been displayed somewhat nicer with more space between the two lines. Most people in the UK are used to the DD-MM-YYYY format, so the current format could be changed to cater more for the target audience.</text:span></text:p>
        </text:list-item>
      </text:list>
      <text:p text:style-name="P22"/>
      <text:p text:style-name="P30"/>
      <text:p text:style-name="P30"/>
      <text:p text:style-name="P30"/>
      <text:p text:style-name="P30"/>
      <text:p text:style-name="P30"/>
      <text:p text:style-name="P31">9 <text:s/>Things to watch for when making changes</text:p>
      <text:p text:style-name="P31"/>
      <text:p text:style-name="P31">Java</text:p>
      <text:p text:style-name="P32"/>
      <text:p text:style-name="P15">Main Activity</text:p>
      <text:p text:style-name="Standard">There are a few private attributes in the main activity that could be classified as global variables, as there is only one activity. These variables always need to be reset after being used. A list of these attributes is shown below:</text:p>
      <text:list xml:id="list61149968245432" text:continue-numbering="true" text:style-name="WWNum1">
        <text:list-item>
          <text:p text:style-name="P14"><text:span text:style-name="T1">Visit visit,</text:span> stores the current recording, should be restored ones the recording is send or deleted.</text:p>
        </text:list-item>
        <text:list-item>
          <text:p text:style-name="P14"><text:span text:style-name="T1">Boolean specimenPic,</text:span> stores true if the current sighting has a picture of the specimen. Should be reset once the sighting is created and saved.</text:p>
        </text:list-item>
        <text:list-item>
          <text:p text:style-name="P14"><text:span text:style-name="T1">Boolean locationPic,</text:span> stores true if the current sighting has a picture of the location. Should be reset once the sighting is created and saved.</text:p>
        </text:list-item>
        <text:list-item>
          <text:p text:style-name="P14"><text:span text:style-name="T1">Double locLat,</text:span> latitude for the current sighting. Its value will be used at the creation of the sighting and should be reset afterwards.</text:p>
        </text:list-item>
        <text:list-item>
          <text:p text:style-name="P14"><text:span text:style-name="T1">Double locLng,</text:span> longitude for the current sighting. Its value will be used at the creation of the sighting and should be reset afterwards.</text:p>
        </text:list-item>
      </text:list>
      <text:p text:style-name="Standard"/>
      <text:p text:style-name="P15">Log On Dialog Fragment</text:p>
      <text:p text:style-name="Standard">Any activity invoking this dialog fragment should implement:</text:p>
      <text:p text:style-name="Standard"><text:span text:style-name="Emphasis">LogOnDialogFragment.LogOnDialogListener</text:span></text:p>
      <text:p text:style-name="Standard"/>
      <text:p text:style-name="P15">Reserve Entry Dialog Fragment</text:p>
      <text:p text:style-name="Standard">Any activity invoking this dialog fragment should implement:</text:p>
      <text:p text:style-name="Standard"><text:span text:style-name="Emphasis">ReserveEntryFragment.ReserveEntryDialogListener</text:span></text:p>
      <text:p text:style-name="Standard"/>
      <text:p text:style-name="P15">Sighting Entry Dialog Fragment</text:p>
      <text:p text:style-name="Standard">Any activity invoking this dialog fragment should implement:</text:p>
      <text:p text:style-name="Standard"><text:span text:style-name="Emphasis">SightingEntryListener</text:span></text:p>
      <text:p text:style-name="Standard"><text:bookmark text:name="_GoBack2"/></text:p>
      <text:p text:style-name="P15"><text:soft-page-break/>Sighting Edit Dialog Fragment</text:p>
      <text:p text:style-name="Standard">Any activity invoking this dialog fragment should implement:</text:p>
      <text:p text:style-name="Standard"><text:span text:style-name="Emphasis">SightingEntryListener</text:span></text:p>
      <text:p text:style-name="Standard"><text:span text:style-name="Emphasis"><text:span text:style-name="T19">SightingEditListener</text:span></text:span></text:p>
      <text:p text:style-name="Standard"/>
      <text:p text:style-name="P3"><text:span text:style-name="Emphasis"><text:span text:style-name="T26">Web</text:span></text:span></text:p>
      <text:p text:style-name="P3"/>
      <text:p text:style-name="P3"><text:span text:style-name="Emphasis"><text:span text:style-name="T30">/////////////////we didn't have one so keep this out of the document////////////////////////</text:span></text:span></text:p>
      <text:p text:style-name="P3"/>
      <text:p text:style-name="P3"/>
      <text:p text:style-name="P3"/>
      <text:p text:style-name="P3"/>
      <text:p text:style-name="P3"/>
      <text:p text:style-name="P3"/>
      <text:p text:style-name="P3"/>
      <text:p text:style-name="P3"/>
      <text:p text:style-name="P3"><text:span text:style-name="Emphasis"><text:span text:style-name="T27">10 Physical Limitations</text:span></text:span></text:p>
      <text:p text:style-name="P3"/>
      <text:p text:style-name="P3"><text:span text:style-name="Emphasis"><text:span text:style-name="T27">Java</text:span></text:span></text:p>
      <text:p text:style-name="P3"/>
      <text:list xml:id="list61151584932277" text:continue-numbering="true" text:style-name="WWNum1">
        <text:list-item>
          <text:p text:style-name="P27">The program is limited to 4.0 of android as its lowest point of entry. About 15 - 25% of users still use lower versions of android which is a missed demograph for use with the app. </text:p>
        </text:list-item>
        <text:list-item>
          <text:p text:style-name="P27">The program can crash at any time and can interrupt sending if does.</text:p>
        </text:list-item>
        <text:list-item>
          <text:p text:style-name="P27">The location can malfunction on the phone and corrupt the gps data</text:p>
        </text:list-item>
        <text:list-item>
          <text:p text:style-name="P27">The user can potentially fiddle with the data structures if they open the apk and change the code with the correct tools.</text:p>
        </text:list-item>
        <text:list-item>
          <text:p text:style-name="P27"><text:s/>The <text:s/>contact details allow any character to be put in, such as [: as a name and 0000000000 as a number</text:p>
        </text:list-item>
        <text:list-item>
          <text:p text:style-name="P27">The apps speed is dependant on how many apps are open in the background and the phones speed</text:p>
        </text:list-item>
        <text:list-item>
          <text:p text:style-name="P24"><text:span text:style-name="Emphasis"><text:span text:style-name="T21">The app can freeze if overloaded by something or freeze because of a memory allocation bug </text:span></text:span></text:p>
        </text:list-item>
      </text:list>
      <text:p text:style-name="P12"/>
      <text:p text:style-name="P3"><text:span text:style-name="Emphasis"><text:span text:style-name="T27">Web</text:span></text:span></text:p>
      <text:p text:style-name="P13"/>
      <text:list xml:id="list61150138539411" text:continue-numbering="true" text:style-name="WWNum1">
        <text:list-item>
          <text:p text:style-name="P24">The website does not currently allow the user to click on a certain species in a recording and view all other instances of that recording; this would be a useful function in the website and could be added in future.</text:p>
        </text:list-item>
      </text:list>
      <text:p text:style-name="P25"/>
      <text:list xml:id="list61150844907042" text:continue-numbering="true" text:style-name="WWNum1">
        <text:list-item>
          <text:p text:style-name="P24">The maximum file-size for an image is currently 5mb. Some high definition pictures today are much larger than this and it could lead to some pictures not being displayed by the website due to this limitation. </text:p>
        </text:list-item>
      </text:list>
      <text:p text:style-name="P25"/>
      <text:list xml:id="list61150246625487" text:continue-numbering="true" text:style-name="WWNum1">
        <text:list-item>
          <text:p text:style-name="P24">When viewed on a mobile device, most of the content is not immediately readable. Users may have to zoom in to view text or turn their device onto landscape mode to make it more readable. This is not a major flaw, as the website was intended to be viewed on computer browsers, but is definitely something that can be looked at in the future.</text:p>
        </text:list-item>
      </text:list>
      <text:p text:style-name="P5"/>
      <text:list xml:id="list61150462733860" text:continue-numbering="true" text:style-name="WWNum1">
        <text:list-item>
          <text:p text:style-name="P24"><text:soft-page-break/><text:span text:style-name="T28">On the species record, it is not possible to accept any symbols, however plants names may contain hyphens or other symbols. Therefore any future versions of this should add support for this option. </text:span></text:p>
        </text:list-item>
      </text:list>
      <text:p text:style-name="P10"/>
      <text:list xml:id="list61151527942008" text:continue-numbering="true" text:style-name="WWNum1">
        <text:list-item>
          <text:p text:style-name="P24"><text:span text:style-name="T28">It is not possible to change whether you want to see the date when the record was created or based on its last modification. This should be addressed in future versions of the website.</text:span></text:p>
        </text:list-item>
      </text:list>
      <text:p text:style-name="P10"/>
      <text:list xml:id="list61151119220974" text:continue-numbering="true" text:style-name="WWNum1">
        <text:list-item>
          <text:p text:style-name="P24"><text:span text:style-name="Emphasis"><text:span text:style-name="T22">The website is fully compliant with any browsers after (and including) Internet explorer 8, but may not be entirely compatible with older browsers. Although this is compliant with the W3C’s standards, it could limit users who may still be using browsers older than that. </text:span></text:span></text:p>
        </text:list-item>
      </text:list>
      <text:p text:style-name="P26"/>
      <text:p text:style-name="P26"/>
      <text:p text:style-name="P33"/>
      <text:p text:style-name="P33"/>
      <text:p text:style-name="P33"/>
      <text:p text:style-name="P33"><text:span text:style-name="Emphasis"><text:span text:style-name="T27">11 Rebuilding and testing</text:span></text:span></text:p>
      <text:p text:style-name="P33"/>
      <text:p text:style-name="P33"><text:span text:style-name="Emphasis"><text:span text:style-name="T27">Java</text:span></text:span></text:p>
      <text:p text:style-name="Standard"><text:span text:style-name="T29">Developing tools</text:span></text:p>
      <text:p text:style-name="Standard">This Android application was produced using Eclipse with the ADT plugin for easy Android development. The application is built on the Android SDK 4.4.2 (API 19). The appropriate SDK packages should be installed to further develop this application.</text:p>
      <text:p text:style-name="Standard"/>
      <text:p text:style-name="P15">Rebuilding</text:p>
      <text:p text:style-name="Standard">The ADT plugin allows to export signed and unsigned .apk files, this will be required to rebuild and install the application on an Android phone.</text:p>
      <text:p text:style-name="Standard">Most phones will only allow signed applications to be installed. This requires the developer to provide a key for the .apk file. A new key can be generated following the steps the ADT provides.</text:p>
      <text:p text:style-name="Standard">Once the .apk file is created it can be put on the phone using a USB cable or via email. Now to install the application just open the file, accessing it with a file manager.</text:p>
      <text:p text:style-name="Standard"/>
      <text:p text:style-name="P15">Testing</text:p>
      <text:p text:style-name="Standard">There is a testing specifications document provided with this project. It contains a series of tests for the Android application that can be followed. These tests are designed to make sure that the application works as intended, providing the functionality as detailed in the requirements specification.</text:p>
      <text:p text:style-name="Standard"/>
      <text:p text:style-name="Standard">If new functionality is added to the application new tests should be written for it. It also has to be made sure that any old functionality that has been further developed is tested and the tests currently in place are updated accordingly.</text:p>
      <text:p text:style-name="P33"/>
      <text:p text:style-name="P33"><text:span text:style-name="Emphasis"><text:span text:style-name="T27">Web</text:span></text:span></text:p>
      <text:p text:style-name="Standard"/>
      <text:p text:style-name="Standard">When rebuilding the website you will be required to host the website on a server, this can be done locally  (lamp, mamp, camp etc…). The pages of the website need to be put into a folder on the server. Optionally you can store the database under a domain name of your choice.</text:p>
      <text:p text:style-name="Standard"/>
      <text:p text:style-name="Standard"><text:soft-page-break/>The database will need to be re-set up on a server. All the files that you need are in a folder on the distributed compact disc.</text:p>
      <text:p text:style-name="Standard"/>
      <text:p text:style-name="Standard">All testing that has been and can be done in regards to the website can be found in the testing specification, test results are displayed in a column (pass/fail), expected results are also detailed in a separate column. If you follow the testing table any problems with the websites functionality or usability will be alerted and detailed.</text:p>
      <text:p text:style-name="Standard"/>
      <text:p text:style-name="Standard">To add a test, just add a new row to the table and fill out the different columns using similar language and presentation formatting as to the other rows that are already present in the table. </text:p>
      <text:p text:style-name="P33"><text:span text:style-name="Emphasis"><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 svg:font-family="Calibri, Arial, Helvetica, sans-serif"/>
    <style:font-face style:name="FreeSans1" svg:font-family="FreeSans" style:font-family-generic="swiss"/>
    <style:font-face style:name="Courier New1" svg:font-family="'Courier New'" style:font-family-generic="modern" style:font-pitch="fixed"/>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nnad Zeido</meta:initial-creator>
    <meta:creation-date>2015-02-16T05:24:23.573697343</meta:creation-date>
    <dc:date>2015-02-16T06:11:49.578082524</dc:date>
    <dc:creator>Mohannad Zeido</dc:creator>
    <meta:editing-duration>P0D</meta:editing-duration>
    <meta:editing-cycles>1</meta:editing-cycles>
    <meta:document-statistic meta:table-count="0" meta:image-count="0" meta:object-count="0" meta:page-count="11" meta:paragraph-count="228" meta:word-count="3343" meta:character-count="21202" meta:non-whitespace-character-count="17675"/>
    <meta:generator>LibreOffice/4.2.7.2$Linux_X86_64 LibreOffice_project/420m0$Build-2</meta:generator>
  </office:meta>
</office:document-meta>
</file>